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0pt" fo:font-weight="bold" officeooo:rsid="000bd146" officeooo:paragraph-rsid="000bd146" style:font-size-asian="20pt" style:font-weight-asian="bold" style:font-size-complex="20pt" style:font-weight-complex="bold"/>
    </style:style>
    <style:style style:name="P2" style:family="paragraph" style:parent-style-name="Standard">
      <style:text-properties style:font-name="Calibri" fo:font-size="32pt" officeooo:rsid="000bd146" officeooo:paragraph-rsid="000bd146" style:font-size-asian="28pt" style:font-size-complex="32pt"/>
    </style:style>
    <style:style style:name="P3" style:family="paragraph" style:parent-style-name="Standard">
      <style:text-properties style:font-name="Calibri" officeooo:rsid="000bd146" officeooo:paragraph-rsid="000bd146"/>
    </style:style>
    <style:style style:name="P4" style:family="paragraph" style:parent-style-name="Standard">
      <style:text-properties style:font-name="Calibri" fo:font-size="16pt" officeooo:rsid="000bd146" officeooo:paragraph-rsid="000bd146" style:font-size-asian="16pt" style:font-size-complex="16pt"/>
    </style:style>
    <style:style style:name="P5" style:family="paragraph" style:parent-style-name="Standard">
      <style:text-properties style:font-name="Calibri" fo:font-size="18pt" style:text-underline-style="none" officeooo:rsid="000bd146" officeooo:paragraph-rsid="000bd146" style:font-size-asian="18pt" style:font-size-complex="18pt"/>
    </style:style>
    <style:style style:name="P6" style:family="paragraph" style:parent-style-name="Standard" style:list-style-name="L1">
      <style:text-properties style:font-name="Calibri" fo:font-size="16pt" officeooo:rsid="000bd146" officeooo:paragraph-rsid="000bd146" style:font-size-asian="16pt" style:font-size-complex="16pt"/>
    </style:style>
    <style:style style:name="P7" style:family="paragraph" style:parent-style-name="Standard" style:list-style-name="L2">
      <style:text-properties style:font-name="Calibri" fo:font-size="16pt" officeooo:rsid="000bd146" officeooo:paragraph-rsid="000bd146" style:font-size-asian="16pt" style:font-size-complex="16pt"/>
    </style:style>
    <style:style style:name="P8" style:family="paragraph" style:parent-style-name="Standard" style:list-style-name="L3">
      <style:text-properties style:font-name="Calibri" fo:font-size="16pt" officeooo:rsid="000bd146" officeooo:paragraph-rsid="000bd146" style:font-size-asian="16pt" style:font-size-complex="16pt"/>
    </style:style>
    <style:style style:name="P9" style:family="paragraph" style:parent-style-name="Standard" style:list-style-name="L4">
      <style:text-properties style:font-name="Calibri" fo:font-size="16pt" officeooo:rsid="000bd146" officeooo:paragraph-rsid="000bd146" style:font-size-asian="16pt" style:font-size-complex="16pt"/>
    </style:style>
    <style:style style:name="P10" style:family="paragraph" style:parent-style-name="Standard" style:list-style-name="L5">
      <style:text-properties style:font-name="Calibri" fo:font-size="16pt" officeooo:rsid="000bd146" officeooo:paragraph-rsid="000bd146" style:font-size-asian="16pt" style:font-size-complex="16pt"/>
    </style:style>
    <style:style style:name="P11" style:family="paragraph" style:parent-style-name="Standard" style:list-style-name="L6">
      <style:text-properties style:font-name="Calibri" fo:font-size="16pt" officeooo:rsid="000bd146" officeooo:paragraph-rsid="000bd146" style:font-size-asian="16pt" style:font-size-complex="16pt"/>
    </style:style>
    <style:style style:name="P12" style:family="paragraph" style:parent-style-name="Standard" style:list-style-name="L7">
      <style:text-properties style:font-name="Calibri" fo:font-size="16pt" officeooo:rsid="000bd146" officeooo:paragraph-rsid="000bd146" style:font-size-asian="16pt" style:font-size-complex="16pt"/>
    </style:style>
    <style:style style:name="P13" style:family="paragraph" style:parent-style-name="Standard" style:list-style-name="L9">
      <style:text-properties style:font-name="Calibri" fo:font-size="16pt" officeooo:rsid="000bd146" officeooo:paragraph-rsid="000bd146" style:font-size-asian="16pt" style:font-size-complex="16pt"/>
    </style:style>
    <style:style style:name="P14" style:family="paragraph" style:parent-style-name="Standard" style:list-style-name="L11">
      <style:text-properties style:font-name="Calibri" fo:font-size="16pt" officeooo:rsid="000bd146" officeooo:paragraph-rsid="000bd146" style:font-size-asian="16pt" style:font-size-complex="16pt"/>
    </style:style>
    <style:style style:name="P15" style:family="paragraph" style:parent-style-name="Standard" style:list-style-name="L12">
      <style:text-properties style:font-name="Calibri" fo:font-size="16pt" officeooo:rsid="000bd146" officeooo:paragraph-rsid="000bd146" style:font-size-asian="16pt" style:font-size-complex="16pt"/>
    </style:style>
    <style:style style:name="P16" style:family="paragraph" style:parent-style-name="Standard" style:list-style-name="L13">
      <style:text-properties style:font-name="Calibri" fo:font-size="16pt" officeooo:rsid="000bd146" officeooo:paragraph-rsid="000bd146" style:font-size-asian="16pt" style:font-size-complex="16pt"/>
    </style:style>
    <style:style style:name="P17" style:family="paragraph" style:parent-style-name="Standard" style:list-style-name="L14">
      <style:text-properties style:font-name="Calibri" fo:font-size="16pt" officeooo:rsid="000bd146" officeooo:paragraph-rsid="000bd146" style:font-size-asian="16pt" style:font-size-complex="16pt"/>
    </style:style>
    <style:style style:name="P18" style:family="paragraph" style:parent-style-name="Standard" style:list-style-name="L15">
      <style:text-properties style:font-name="Calibri" fo:font-size="16pt" officeooo:rsid="000bd146" officeooo:paragraph-rsid="000bd146" style:font-size-asian="16pt" style:font-size-complex="16pt"/>
    </style:style>
    <style:style style:name="P19" style:family="paragraph" style:parent-style-name="Standard" style:list-style-name="L16">
      <style:text-properties style:font-name="Calibri" fo:font-size="16pt" officeooo:rsid="000bd146" officeooo:paragraph-rsid="000bd146" style:font-size-asian="16pt" style:font-size-complex="16pt"/>
    </style:style>
    <style:style style:name="P20" style:family="paragraph" style:parent-style-name="Standard" style:list-style-name="L17">
      <style:text-properties style:font-name="Calibri" fo:font-size="16pt" officeooo:rsid="000bd146" officeooo:paragraph-rsid="000bd146" style:font-size-asian="16pt" style:font-size-complex="16pt"/>
    </style:style>
    <style:style style:name="P21" style:family="paragraph" style:parent-style-name="Standard" style:list-style-name="L18">
      <style:text-properties style:font-name="Calibri" fo:font-size="16pt" officeooo:rsid="000bd146" officeooo:paragraph-rsid="000bd146" style:font-size-asian="16pt" style:font-size-complex="16pt"/>
    </style:style>
    <style:style style:name="P22" style:family="paragraph" style:parent-style-name="Standard" style:list-style-name="L19">
      <style:text-properties style:font-name="Calibri" fo:font-size="16pt" officeooo:rsid="000bd146" officeooo:paragraph-rsid="000bd146" style:font-size-asian="16pt" style:font-size-complex="16pt"/>
    </style:style>
    <style:style style:name="P23" style:family="paragraph" style:parent-style-name="Standard">
      <style:text-properties style:font-name="Calibri" fo:font-size="16pt" officeooo:rsid="000bd146" officeooo:paragraph-rsid="000bd146" style:font-size-asian="16pt" style:font-size-complex="16pt"/>
    </style:style>
    <style:style style:name="P24" style:family="paragraph" style:parent-style-name="Standard" style:list-style-name="L37">
      <style:text-properties style:font-name="Calibri" fo:font-size="16pt" officeooo:rsid="000bd146" officeooo:paragraph-rsid="000bd146" style:font-size-asian="16pt" style:font-size-complex="16pt"/>
    </style:style>
    <style:style style:name="P25" style:family="paragraph" style:parent-style-name="Standard">
      <style:text-properties style:font-name="Calibri" fo:font-size="16pt" officeooo:rsid="000bd146" officeooo:paragraph-rsid="00143a84" style:font-size-asian="16pt" style:font-size-complex="16pt"/>
    </style:style>
    <style:style style:name="P26" style:family="paragraph" style:parent-style-name="Standard" style:list-style-name="L21">
      <style:text-properties style:font-name="Calibri" fo:font-size="16pt" officeooo:rsid="000e508c" officeooo:paragraph-rsid="000e508c" style:font-size-asian="16pt" style:font-size-complex="16pt"/>
    </style:style>
    <style:style style:name="P27" style:family="paragraph" style:parent-style-name="Standard" style:list-style-name="L22">
      <style:text-properties style:font-name="Calibri" fo:font-size="16pt" officeooo:rsid="000e508c" officeooo:paragraph-rsid="000e508c" style:font-size-asian="16pt" style:font-size-complex="16pt"/>
    </style:style>
    <style:style style:name="P28" style:family="paragraph" style:parent-style-name="Standard" style:list-style-name="L26">
      <style:text-properties style:font-name="Calibri" fo:font-size="16pt" officeooo:rsid="00100230" officeooo:paragraph-rsid="00100230" style:font-size-asian="16pt" style:font-size-complex="16pt"/>
    </style:style>
    <style:style style:name="P29" style:family="paragraph" style:parent-style-name="Standard" style:list-style-name="L34">
      <style:text-properties style:font-name="Calibri" fo:font-size="16pt" officeooo:rsid="00114871" officeooo:paragraph-rsid="00114871" style:font-size-asian="16pt" style:font-size-complex="16pt"/>
    </style:style>
    <style:style style:name="P30" style:family="paragraph" style:parent-style-name="Standard" style:list-style-name="L50">
      <style:text-properties style:font-name="Calibri" fo:font-size="16pt" officeooo:rsid="0014e557" officeooo:paragraph-rsid="0014e557" style:font-size-asian="16pt" style:font-size-complex="16pt"/>
    </style:style>
    <style:style style:name="P31" style:family="paragraph" style:parent-style-name="Standard">
      <style:text-properties style:font-name="Calibri" fo:font-size="16pt" fo:font-weight="bold" officeooo:rsid="000bd146" officeooo:paragraph-rsid="000bd146" style:font-size-asian="16pt" style:font-weight-asian="bold" style:font-size-complex="16pt" style:font-weight-complex="bold"/>
    </style:style>
    <style:style style:name="P32" style:family="paragraph" style:parent-style-name="Standard" style:list-style-name="L6">
      <style:text-properties style:font-name="Calibri" officeooo:rsid="000bd146" officeooo:paragraph-rsid="000bd146"/>
    </style:style>
    <style:style style:name="P33" style:family="paragraph" style:parent-style-name="Standard" style:list-style-name="L10">
      <style:text-properties style:font-name="Calibri" officeooo:rsid="000bd146" officeooo:paragraph-rsid="000bd146"/>
    </style:style>
    <style:style style:name="P34" style:family="paragraph" style:parent-style-name="Standard">
      <style:text-properties style:font-name="Calibri" officeooo:rsid="000bd146" officeooo:paragraph-rsid="000bd146"/>
    </style:style>
    <style:style style:name="P35" style:family="paragraph" style:parent-style-name="Standard">
      <style:text-properties style:font-name="Calibri" fo:font-size="20pt" officeooo:rsid="000bd146" officeooo:paragraph-rsid="000bd146" style:font-size-asian="20pt" style:font-size-complex="20pt"/>
    </style:style>
    <style:style style:name="P36" style:family="paragraph" style:parent-style-name="Standard">
      <style:text-properties style:font-name="Calibri" fo:font-size="20pt" fo:font-weight="bold" officeooo:rsid="000bd146" officeooo:paragraph-rsid="000bd146" style:font-size-asian="20pt" style:font-weight-asian="bold" style:font-size-complex="20pt" style:font-weight-complex="bold"/>
    </style:style>
    <style:style style:name="P37" style:family="paragraph" style:parent-style-name="Standard">
      <style:text-properties style:font-name="Calibri" fo:font-size="12pt" style:text-underline-style="none" officeooo:rsid="000bd146" officeooo:paragraph-rsid="000bd146" style:font-size-asian="12pt" style:font-size-complex="12pt"/>
    </style:style>
    <style:style style:name="P38" style:family="paragraph" style:parent-style-name="Standard">
      <style:text-properties style:font-name="Calibri" fo:font-size="12pt" officeooo:rsid="000bd146" officeooo:paragraph-rsid="000bd146" style:font-size-asian="12pt" style:font-size-complex="12pt"/>
    </style:style>
    <style:style style:name="P39" style:family="paragraph" style:parent-style-name="Standard" style:list-style-name="L21">
      <style:text-properties fo:color="#ff3333" style:font-name="Calibri" fo:font-size="16pt" officeooo:rsid="000e508c" officeooo:paragraph-rsid="000e508c" style:font-size-asian="16pt" style:font-size-complex="16pt"/>
    </style:style>
    <style:style style:name="P40" style:family="paragraph" style:parent-style-name="Standard" style:list-style-name="L22">
      <style:text-properties fo:color="#ff3333" style:font-name="Calibri" fo:font-size="16pt" officeooo:rsid="000e508c" officeooo:paragraph-rsid="000e508c" style:font-size-asian="16pt" style:font-size-complex="16pt"/>
    </style:style>
    <style:style style:name="P41" style:family="paragraph" style:parent-style-name="Standard" style:list-style-name="L24">
      <style:text-properties fo:color="#ff3333" style:font-name="Calibri" fo:font-size="16pt" officeooo:rsid="00100230" officeooo:paragraph-rsid="00100230" style:font-size-asian="16pt" style:font-size-complex="16pt"/>
    </style:style>
    <style:style style:name="P42" style:family="paragraph" style:parent-style-name="Standard" style:list-style-name="L28">
      <style:text-properties fo:color="#ff3333" style:font-name="Calibri" fo:font-size="16pt" officeooo:rsid="00100230" officeooo:paragraph-rsid="00100230" style:font-size-asian="16pt" style:font-size-complex="16pt"/>
    </style:style>
    <style:style style:name="P43" style:family="paragraph" style:parent-style-name="Standard" style:list-style-name="L29">
      <style:text-properties fo:color="#ff3333" style:font-name="Calibri" fo:font-size="16pt" officeooo:rsid="00114871" officeooo:paragraph-rsid="00114871" style:font-size-asian="16pt" style:font-size-complex="16pt"/>
    </style:style>
    <style:style style:name="P44" style:family="paragraph" style:parent-style-name="Standard" style:list-style-name="L31">
      <style:text-properties fo:color="#ff3333" style:font-name="Calibri" fo:font-size="16pt" officeooo:rsid="00114871" officeooo:paragraph-rsid="00114871" style:font-size-asian="16pt" style:font-size-complex="16pt"/>
    </style:style>
    <style:style style:name="P45" style:family="paragraph" style:parent-style-name="Standard" style:list-style-name="L34">
      <style:text-properties fo:color="#ff3333" style:font-name="Calibri" fo:font-size="16pt" officeooo:rsid="00114871" officeooo:paragraph-rsid="00114871" style:font-size-asian="16pt" style:font-size-complex="16pt"/>
    </style:style>
    <style:style style:name="P46" style:family="paragraph" style:parent-style-name="Standard" style:list-style-name="L36">
      <style:text-properties fo:color="#ff3333" style:font-name="Calibri" fo:font-size="16pt" officeooo:rsid="001318c4" officeooo:paragraph-rsid="001318c4" style:font-size-asian="16pt" style:font-size-complex="16pt"/>
    </style:style>
    <style:style style:name="P47" style:family="paragraph" style:parent-style-name="Standard" style:list-style-name="L40">
      <style:text-properties fo:color="#ff3333" style:font-name="Calibri" fo:font-size="16pt" officeooo:rsid="00143a84" officeooo:paragraph-rsid="00143a84" style:font-size-asian="16pt" style:font-size-complex="16pt"/>
    </style:style>
    <style:style style:name="P48" style:family="paragraph" style:parent-style-name="Standard" style:list-style-name="L43">
      <style:text-properties fo:color="#ff3333" style:font-name="Calibri" fo:font-size="16pt" officeooo:rsid="00143a84" officeooo:paragraph-rsid="00143a84" style:font-size-asian="16pt" style:font-size-complex="16pt"/>
    </style:style>
    <style:style style:name="P49" style:family="paragraph" style:parent-style-name="Standard" style:list-style-name="L42">
      <style:text-properties fo:color="#ff3333" style:font-name="Calibri" fo:font-size="16pt" officeooo:rsid="00143a84" officeooo:paragraph-rsid="00143a84" style:font-size-asian="16pt" style:font-size-complex="16pt"/>
    </style:style>
    <style:style style:name="P50" style:family="paragraph" style:parent-style-name="Standard" style:list-style-name="L53">
      <style:text-properties fo:color="#ff3333" style:font-name="Calibri" fo:font-size="16pt" officeooo:rsid="00143a84" officeooo:paragraph-rsid="001650a1" style:font-size-asian="16pt" style:font-size-complex="16pt"/>
    </style:style>
    <style:style style:name="P51" style:family="paragraph" style:parent-style-name="Standard" style:list-style-name="L50">
      <style:text-properties fo:color="#ff3333" style:font-name="Calibri" fo:font-size="16pt" officeooo:rsid="0014e557" officeooo:paragraph-rsid="0014e557" style:font-size-asian="16pt" style:font-size-complex="16pt"/>
    </style:style>
    <style:style style:name="P52" style:family="paragraph" style:parent-style-name="Standard" style:list-style-name="L49">
      <style:text-properties fo:color="#ff3333" style:font-name="Calibri" fo:font-size="16pt" officeooo:rsid="0014e557" officeooo:paragraph-rsid="0014e557" style:font-size-asian="16pt" style:font-size-complex="16pt"/>
    </style:style>
    <style:style style:name="P53" style:family="paragraph" style:parent-style-name="Standard" style:list-style-name="L51">
      <style:text-properties fo:color="#ff3333" style:font-name="Calibri" fo:font-size="16pt" officeooo:rsid="0014e557" officeooo:paragraph-rsid="0014e557" style:font-size-asian="16pt" style:font-size-complex="16pt"/>
    </style:style>
    <style:style style:name="P54" style:family="paragraph" style:parent-style-name="Standard" style:list-style-name="L48">
      <style:text-properties fo:color="#ff3333" style:font-name="Calibri" fo:font-size="16pt" officeooo:rsid="0014e557" officeooo:paragraph-rsid="0014e557" style:font-size-asian="16pt" style:font-size-complex="16pt"/>
    </style:style>
    <style:style style:name="P55" style:family="paragraph" style:parent-style-name="Standard" style:list-style-name="L47">
      <style:text-properties fo:color="#ff3333" style:font-name="Calibri" fo:font-size="16pt" officeooo:rsid="0014e557" officeooo:paragraph-rsid="0014e557" style:font-size-asian="16pt" style:font-size-complex="16pt"/>
    </style:style>
    <style:style style:name="P56" style:family="paragraph" style:parent-style-name="Standard" style:list-style-name="L46">
      <style:text-properties fo:color="#ff3333" style:font-name="Calibri" fo:font-size="16pt" officeooo:rsid="0014e557" officeooo:paragraph-rsid="0014e557" style:font-size-asian="16pt" style:font-size-complex="16pt"/>
    </style:style>
    <style:style style:name="P57" style:family="paragraph" style:parent-style-name="Standard" style:list-style-name="L52">
      <style:text-properties fo:color="#ff3333" style:font-name="Calibri" fo:font-size="16pt" officeooo:rsid="0014e557" officeooo:paragraph-rsid="0014e557" style:font-size-asian="16pt" style:font-size-complex="16pt"/>
    </style:style>
    <style:style style:name="P58" style:family="paragraph" style:parent-style-name="Standard" style:list-style-name="L45">
      <style:text-properties fo:color="#ff3333" style:font-name="Calibri" fo:font-size="16pt" officeooo:rsid="001650a1" officeooo:paragraph-rsid="001650a1" style:font-size-asian="16pt" style:font-size-complex="16pt"/>
    </style:style>
    <style:style style:name="P59" style:family="paragraph" style:parent-style-name="Standard" style:list-style-name="L25">
      <style:text-properties fo:color="#ff3333" style:font-name="Calibri" fo:font-size="16pt" style:text-underline-style="none" officeooo:rsid="00100230" officeooo:paragraph-rsid="00100230" style:font-size-asian="16pt" style:font-size-complex="16pt"/>
    </style:style>
    <style:style style:name="P60" style:family="paragraph" style:parent-style-name="Standard" style:list-style-name="L33">
      <style:text-properties fo:color="#ff3333" style:font-name="Calibri" fo:font-size="16pt" officeooo:rsid="00114871" officeooo:paragraph-rsid="00114871" style:font-size-asian="14pt" style:font-size-complex="16pt"/>
    </style:style>
    <style:style style:name="P61" style:family="paragraph" style:parent-style-name="Standard" style:list-style-name="L20">
      <style:text-properties fo:color="#ff3333" style:font-name="Calibri" fo:font-size="16pt" officeooo:rsid="000e508c" officeooo:paragraph-rsid="000e508c" fo:background-color="#ffff99" style:font-size-asian="16pt" style:font-size-complex="16pt"/>
    </style:style>
    <style:style style:name="P62" style:family="paragraph" style:parent-style-name="Standard" style:list-style-name="L23">
      <style:text-properties fo:color="#ff3333" style:font-name="Calibri" fo:font-size="16pt" officeooo:rsid="000e508c" officeooo:paragraph-rsid="000e508c" fo:background-color="#ffff99" style:font-size-asian="16pt" style:font-size-complex="16pt"/>
    </style:style>
    <style:style style:name="P63" style:family="paragraph" style:parent-style-name="Standard" style:list-style-name="L26">
      <style:text-properties fo:color="#ff3333" style:font-name="Calibri" fo:font-size="16pt" officeooo:rsid="00100230" officeooo:paragraph-rsid="00100230" fo:background-color="#ffff99" style:font-size-asian="16pt" style:font-size-complex="16pt"/>
    </style:style>
    <style:style style:name="P64" style:family="paragraph" style:parent-style-name="Standard" style:list-style-name="L35">
      <style:text-properties fo:color="#ff3333" style:font-name="Calibri" fo:font-size="16pt" officeooo:rsid="00114871" officeooo:paragraph-rsid="00114871" fo:background-color="#ffff99" style:font-size-asian="16pt" style:font-size-complex="16pt"/>
    </style:style>
    <style:style style:name="P65" style:family="paragraph" style:parent-style-name="Standard" style:list-style-name="L27">
      <style:text-properties fo:color="#ff3333" style:font-name="Calibri" officeooo:rsid="00100230" officeooo:paragraph-rsid="00100230"/>
    </style:style>
    <style:style style:name="P66" style:family="paragraph" style:parent-style-name="Standard" style:list-style-name="L44">
      <style:text-properties fo:color="#ff3333" style:font-name="Calibri" fo:font-size="12pt" officeooo:rsid="000bd146" officeooo:paragraph-rsid="000bd146" style:font-size-asian="12pt" style:font-size-complex="12pt"/>
    </style:style>
    <style:style style:name="P67" style:family="paragraph" style:parent-style-name="Text_20_body" style:list-style-name="L38">
      <style:text-properties style:font-name="Calibri" fo:font-size="16pt" officeooo:rsid="000bd146" officeooo:paragraph-rsid="000bd146" style:font-size-asian="16pt" style:font-size-complex="16pt"/>
    </style:style>
    <style:style style:name="P68" style:family="paragraph" style:parent-style-name="Text_20_body" style:list-style-name="L40">
      <style:text-properties style:font-name="Calibri" fo:font-size="16pt" officeooo:rsid="000bd146" officeooo:paragraph-rsid="000bd146" style:font-size-asian="16pt" style:font-size-complex="16pt"/>
    </style:style>
    <style:style style:name="P69" style:family="paragraph" style:parent-style-name="Text_20_body" style:list-style-name="L41"/>
    <style:style style:name="P70" style:family="paragraph" style:parent-style-name="Text_20_body" style:list-style-name="L38">
      <style:text-properties fo:color="#ff3333" style:font-name="Calibri" fo:font-size="16pt" fo:font-weight="normal" officeooo:rsid="001318c4" officeooo:paragraph-rsid="001318c4" style:font-size-asian="16pt" style:font-weight-asian="normal" style:font-size-complex="16pt" style:font-weight-complex="normal"/>
    </style:style>
    <style:style style:name="P71" style:family="paragraph" style:parent-style-name="Text_20_body" style:list-style-name="L41">
      <style:paragraph-properties fo:margin-top="0cm" fo:margin-bottom="0cm" loext:contextual-spacing="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c5f13" style:font-size-asian="20pt" style:font-weight-asian="bold" style:font-size-complex="20pt" style:font-weight-complex="bold"/>
    </style:style>
    <style:style style:name="T3" style:family="text">
      <style:text-properties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officeooo:rsid="000c5f13"/>
    </style:style>
    <style:style style:name="T9" style:family="text">
      <style:text-properties style:text-underline-style="none" fo:font-weight="normal" style:font-weight-asian="normal" style:font-weight-complex="normal"/>
    </style:style>
    <style:style style:name="T10" style:family="text">
      <style:text-properties fo:color="#000000" style:text-underline-style="none"/>
    </style:style>
    <style:style style:name="T11" style:family="text">
      <style:text-properties fo:color="#000000"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ff3333"/>
    </style:style>
    <style:style style:name="T14" style:family="text">
      <style:text-properties fo:color="#ff3333" style:text-underline-style="none"/>
    </style:style>
    <style:style style:name="T15" style:family="text">
      <style:text-properties fo:color="#ff3333" style:text-underline-style="none" fo:font-weight="normal" style:font-weight-asian="normal" style:font-weight-complex="normal"/>
    </style:style>
    <style:style style:name="T16" style:family="text">
      <style:text-properties fo:color="#ff3333" fo:font-weight="bold"/>
    </style:style>
    <style:style style:name="T17" style:family="text">
      <style:text-properties fo:color="#ff3333" fo:font-weight="normal" style:font-weight-asian="normal" style:font-weight-complex="normal"/>
    </style:style>
    <style:style style:name="T18" style:family="text">
      <style:text-properties fo:color="#ff3333" fo:font-size="16pt" fo:font-weight="normal" style:font-size-asian="16pt" style:font-weight-asian="normal" style:font-size-complex="16pt" style:font-weight-complex="normal"/>
    </style:style>
    <style:style style:name="T19" style:family="text">
      <style:text-properties fo:color="#ff3333" officeooo:rsid="001650a1"/>
    </style:style>
    <style:style style:name="T20" style:family="text">
      <style:text-properties officeooo:rsid="001650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ENCO LINK</text:p>
      <text:p text:style-name="P3"/>
      <text:p text:style-name="P1">SCRAPING DARK WEB 27/10</text:p>
      <text:p text:style-name="P4"/>
      <text:list xml:id="list3543276495394647579" text:style-name="L1">
        <text:list-item>
          <text:p text:style-name="P6"><text:a xlink:type="simple" xlink:href="https://blog.scrapinghub.com/2015/02/24/memex/" text:style-name="Internet_20_link" text:visited-style-name="Visited_20_Internet_20_Link">https://blog.scrapinghub.com/2015/02/24/memex/</text:a></text:p>
        </text:list-item>
      </text:list>
      <text:p text:style-name="P4"/>
      <text:p text:style-name="P4"/>
      <text:list xml:id="list2378548719413816016" text:style-name="L20">
        <text:list-item>
          <text:p text:style-name="P61">Se ne occupa Alessio</text:p>
        </text:list-item>
      </text:list>
      <text:p text:style-name="P4"/>
      <text:p text:style-name="P3"/>
      <text:p text:style-name="P1">BITLODINE 30/10</text:p>
      <text:p text:style-name="P4"/>
      <text:list xml:id="list1071530512256135205" text:style-name="L2">
        <text:list-item>
          <text:p text:style-name="P7">https://github.com/mikispag/bitiodine</text:p>
        </text:list-item>
        <text:list-item>
          <text:p text:style-name="P7">https://miki.it/pdf/BitIodine_presentation.pdf</text:p>
        </text:list-item>
        <text:list-item>
          <text:p text:style-name="P7">https://web.archive.org/web/20160503034434/https://bitiodine.net/</text:p>
        </text:list-item>
        <text:list-item>
          <text:p text:style-name="P7">https://www.ifca.ai/fc14/papers/fc14_submission_11.pdf</text:p>
        </text:list-item>
        <text:list-item>
          <text:p text:style-name="P7">https://www.politesi.polimi.it/bitstream/10589/88482/3/thesis.pdf</text:p>
        </text:list-item>
      </text:list>
      <text:p text:style-name="P4"/>
      <text:list xml:id="list5833448840347163793" text:style-name="L21">
        <text:list-item>
          <text:p text:style-name="P39">utilizzato come punto di partenza quindi ben conosciuto</text:p>
          <text:p text:style-name="P26"/>
        </text:list-item>
      </text:list>
      <text:p text:style-name="P35"><text:span text:style-name="T6">DA INVESTIGARE 02/11</text:span></text:p>
      <text:p text:style-name="P4"/>
      <text:list xml:id="list1897192186013713830" text:style-name="L3">
        <text:list-item>
          <text:p text:style-name="P8"><text:a xlink:type="simple" xlink:href="http://bitcoin.stackexchange.com/questions/7447/is-it-possible-to-figure-out-whether-two-addresses-are-in-the-same-wallet" text:style-name="Internet_20_link" text:visited-style-name="Visited_20_Internet_20_Link">http://bitcoin.stackexchange.com/questions/7447/is-it-possible-to-figure-out-whether-two-addresses-are-in-the-same-wallet</text:a></text:p>
        </text:list-item>
      </text:list>
      <text:list xml:id="list7107323996664720696" text:style-name="L22">
        <text:list-item>
          <text:p text:style-name="P40">dice di raggruppare con il criterio degli indirizzi di input, non più vero dopo l’avvento di servizi come coinjoin</text:p>
          <text:p text:style-name="P27"/>
        </text:list-item>
      </text:list>
      <text:list xml:id="list120455291553623" text:continue-list="list1897192186013713830" text:style-name="L3">
        <text:list-item>
          <text:p text:style-name="P8"><text:a xlink:type="simple" xlink:href="http://stackoverflow.com/questions/25343204/determine-if-a-bitcoin-wallet-address-is-valid" text:style-name="Internet_20_link" text:visited-style-name="Visited_20_Internet_20_Link">http://stackoverflow.com/questions/25343204/determine-if-a-bitcoin-wallet-address-is-valid</text:a></text:p>
        </text:list-item>
      </text:list>
      <text:list xml:id="list5504822129317740672" text:style-name="L23">
        <text:list-item>
          <text:p text:style-name="P62">Parla dei sistemi di validazione di un indirizzo bitcoin, dal 2014 (data del post) a oggi ne sono stati fatti moltissimi. ALESSIO</text:p>
        </text:list-item>
      </text:list>
      <text:p text:style-name="P4"/>
      <text:p text:style-name="P4"/>
      <text:p text:style-name="P1"/>
      <text:p text:style-name="P1"><text:soft-page-break/>NOVETTA MIXING SERVICES 03/11</text:p>
      <text:p text:style-name="P4"/>
      <text:list xml:id="list9106808264424961485" text:style-name="L4">
        <text:list-item>
          <text:p text:style-name="P9"><text:a xlink:type="simple" xlink:href="https://www.novetta.com/wp-content/uploads/2015/10/NovettaBiometrics_BitcoinCryptocurrency_WP-W_9182015.pdf" text:style-name="Internet_20_link" text:visited-style-name="Visited_20_Internet_20_Link">https://www.novetta.com/wp-content/uploads/2015/10/NovettaBiometrics_BitcoinCryptocurrency_WP-W_9182015.pdf</text:a></text:p>
        </text:list-item>
      </text:list>
      <text:list xml:id="list7609802302308529378" text:style-name="L24">
        <text:list-item>
          <text:p text:style-name="P41">Parla delle mixnet, da vedere quando le tratteremo</text:p>
        </text:list-item>
      </text:list>
      <text:p text:style-name="P3"/>
      <text:p text:style-name="P3"/>
      <text:p text:style-name="P1">VARIE 05/11</text:p>
      <text:p text:style-name="P4"/>
      <text:list xml:id="list2799069906222184984" text:style-name="L5">
        <text:list-item>
          <text:p text:style-name="P10">https://www.elliptic.co</text:p>
        </text:list-item>
      </text:list>
      <text:p text:style-name="P38"><text:span text:style-name="T7"><text:tab/>(</text:span><text:span text:style-name="T8">Cliccare</text:span><text:span text:style-name="T7"> su “?",tipi di nodi bitcoin in particolare quelli rossi! (appuntarseli)</text:span></text:p>
      <text:p text:style-name="P37"><text:tab/>ci servirebbe elenco di tutti i nodi gia’ identificati/conosciuti)</text:p>
      <text:list xml:id="list2170968676897226095" text:style-name="L25">
        <text:list-item>
          <text:p text:style-name="P59">All’interno sono presenti alcuni nodi bitcoin che potrebbero essere utili, tuttavia non presenta né API né indirizzi bitcoin ma soltanto i nomi</text:p>
        </text:list-item>
      </text:list>
      <text:list xml:id="list2917413842987575739" text:style-name="L6">
        <text:list-item>
          <text:p text:style-name="P11">tipi nodi bitcoin: <text:a xlink:type="simple" xlink:href="http://www.bitcoinlinks.net/exchanges" text:style-name="Internet_20_link" text:visited-style-name="Visited_20_Internet_20_Link">http://www.bitcoinlinks.net/exchanges</text:a></text:p>
        </text:list-item>
      </text:list>
      <text:list xml:id="list2439942542748620204" text:style-name="L26">
        <text:list-item>
          <text:p text:style-name="P63">Lista di (alcuni?) exchange conosciuti, sono presenti le home page di questi siti perciò potrebbe essere utile prenderli tutti e scraparli ALESSIO</text:p>
          <text:p text:style-name="P28"/>
        </text:list-item>
      </text:list>
      <text:list xml:id="list120454720999980" text:continue-list="list2917413842987575739" text:style-name="L6">
        <text:list-item>
          <text:p text:style-name="P32"><text:span text:style-name="T3">deanonimizzazione: </text:span><text:a xlink:type="simple" xlink:href="https://arxiv.org/pdf/1107.4524.pdf" text:style-name="Internet_20_link" text:visited-style-name="Visited_20_Internet_20_Link"><text:span text:style-name="T3">https://arxiv.org/pdf/1107.4524.pdf</text:span></text:a></text:p>
        </text:list-item>
      </text:list>
      <text:list xml:id="list297602784801769205" text:style-name="L27">
        <text:list-item>
          <text:p text:style-name="P65"><text:span text:style-name="T3">Ancora devo leggerlo</text:span></text:p>
        </text:list-item>
      </text:list>
      <text:p text:style-name="P3"/>
      <text:p text:style-name="P3"/>
      <text:list xml:id="list120455326687399" text:continue-list="list120454720999980" text:style-name="L6">
        <text:list-header>
          <text:p text:style-name="P32"><text:span text:style-name="T2">CAMPI DEL DB E COME PARSARE LA BLOCKCHAIN</text:span><text:span text:style-name="T1"> 10/11</text:span></text:p>
        </text:list-header>
      </text:list>
      <text:p text:style-name="P31"/>
      <text:list xml:id="list120454356784372" text:continue-numbering="true" text:style-name="L6">
        <text:list-item>
          <text:p text:style-name="P11">https://bitcoin.org/en/developer-reference#raw-transaction-format</text:p>
        </text:list-item>
        <text:list-item>
          <text:p text:style-name="P11"><text:a xlink:type="simple" xlink:href="http://codesuppository.blogspot.it/2014/01/how-to-parse-bitcoin-blockchain.html" text:style-name="Internet_20_link" text:visited-style-name="Visited_20_Internet_20_Link">http://codesuppository.blogspot.it/2014/01/how-to-parse-bitcoin-blockchain.html</text:a></text:p>
        </text:list-item>
      </text:list>
      <text:list xml:id="list3444162180338215754" text:style-name="L28">
        <text:list-item>
          <text:p text:style-name="P42">Abbiamo già deciso e quasi finito questo passaggio</text:p>
        </text:list-item>
      </text:list>
      <text:p text:style-name="P4"/>
      <text:p text:style-name="P1"/>
      <text:p text:style-name="P1"/>
      <text:p text:style-name="P1"><text:soft-page-break/>VISUALIZZAZIONE PATTERN DINAMICI DELLE TRANSAZIONI 12/11</text:p>
      <text:p text:style-name="P4"/>
      <text:p text:style-name="P4"/>
      <text:list xml:id="list1881015936181340266" text:style-name="L7">
        <text:list-item>
          <text:p text:style-name="P12"><text:a xlink:type="simple" xlink:href="http://online.liebertpub.com/doi/pdf/10.1089/big.2015.0056" text:style-name="Internet_20_link" text:visited-style-name="Visited_20_Internet_20_Link">http://online.liebertpub.com/doi/pdf/10.1089/big.2015.0056</text:a></text:p>
        </text:list-item>
      </text:list>
      <text:list xml:id="list1153570365198483609" text:style-name="L29">
        <text:list-item>
          <text:p text:style-name="P43">Parla di come visualizzare dinamicamente la blockchain e le transazioni, la visualizzazione non bisogna farla noi</text:p>
        </text:list-item>
      </text:list>
      <text:p text:style-name="P3"/>
      <text:p text:style-name="P3"/>
      <text:p text:style-name="P1">TOOL DI VISUALIZZAZIONE 14/11</text:p>
      <text:p text:style-name="P4"/>
      <text:list xml:id="list3699326192505865915" text:style-name="L9">
        <text:list-item>
          <text:p text:style-name="P13">http://mrvar.fdv.uni-lj.si/pajek/italian/Italian.pdf</text:p>
        </text:list-item>
        <text:list-item>
          <text:p text:style-name="P13"><text:a xlink:type="simple" xlink:href="https://casmodeling.springeropen.com/articles/10.1186/s40294-016-0017-8" text:style-name="Internet_20_link" text:visited-style-name="Visited_20_Internet_20_Link">https://casmodeling.springeropen.com/articles/10.1186/s40294-016-0017-8</text:a></text:p>
        </text:list-item>
      </text:list>
      <text:list xml:id="list1736793015459406668" text:style-name="L31">
        <text:list-item>
          <text:p text:style-name="P44">Tool di visualizzazione proposto dal prof, da valutare insieme.</text:p>
        </text:list-item>
      </text:list>
      <text:p text:style-name="P3"/>
      <text:p text:style-name="P3"/>
      <text:p text:style-name="P1">VARIE 15/11</text:p>
      <text:p text:style-name="P3"/>
      <text:p text:style-name="P4"/>
      <text:list xml:id="list5619488116918456674" text:style-name="L10">
        <text:list-item>
          <text:p text:style-name="P33"><text:a xlink:type="simple" xlink:href="https://github.com/UniCreditDnA/blockchain-paper/raw/master/Blockchain.Technology.and.Applications.from.a.Financial.Perspective.pdf" text:style-name="Internet_20_link" text:visited-style-name="Visited_20_Internet_20_Link"><text:span text:style-name="T3">https://github.com/UniCreditDnA/blockchain-paper/raw/master/Blockchain.Technology.and.Applications.from.a.Financial.Perspective.pd</text:span></text:a><text:a xlink:type="simple" xlink:href="https://github.com/UniCreditDnA/blockchain-paper/raw/master/Blockchain.Technology.and.Applications.from.a.Financial.Perspective.pdf" text:style-name="Internet_20_link" text:visited-style-name="Visited_20_Internet_20_Link">f</text:a></text:p>
        </text:list-item>
      </text:list>
      <text:list xml:id="list2680471199475043807" text:style-name="L33">
        <text:list-item>
          <text:p text:style-name="P60">Altro articolo molto generale che parla della blockchain e si concentra sull’ambito economico, poco utile</text:p>
        </text:list-item>
      </text:list>
      <text:p text:style-name="P4"/>
      <text:p text:style-name="P3"/>
      <text:p text:style-name="P1"/>
      <text:p text:style-name="P1">PUBBLICAZIONI DA GUARDARE E CITARE 16/11</text:p>
      <text:p text:style-name="P3"/>
      <text:p text:style-name="P4">pubblicazioni da citare sicuramente e da guardare</text:p>
      <text:p text:style-name="P4"/>
      <text:list xml:id="list6371799245206525479" text:style-name="L11">
        <text:list-item>
          <text:p text:style-name="P14">Traversing Bitcoin's P2P network: Insights into the structure of a decentralised currency</text:p>
        </text:list-item>
        <text:list-item>
          <text:p text:style-name="P14">Quantitative analysis of the full Bitcoin transaction graph</text:p>
        </text:list-item>
        <text:list-item>
          <text:p text:style-name="P14">Evaluating user privacy in Bitcoin</text:p>
        </text:list-item>
        <text:list-item>
          <text:p text:style-name="P14">An analysis of anonymity in bitcoin using P2P network traffic</text:p>
        </text:list-item>
        <text:list-item>
          <text:p text:style-name="P14"><text:soft-page-break/>An analysis of anonymity in the bitcoin system</text:p>
        </text:list-item>
        <text:list-item>
          <text:p text:style-name="P14">Exploring the Bitcoin network</text:p>
        </text:list-item>
        <text:list-item>
          <text:p text:style-name="P14">CoinShuffle: Practical decentralized coin mixing for bitcoin</text:p>
        </text:list-item>
        <text:list-item>
          <text:p text:style-name="P14">Identifying Bitcoin users by transaction behavior</text:p>
        </text:list-item>
        <text:list-item>
          <text:p text:style-name="P14">A graph-based investigation of bitcoin transactions</text:p>
        </text:list-item>
        <text:list-item>
          <text:p text:style-name="P14">Analyzing the bitcoin network: The First Four Years</text:p>
        </text:list-item>
      </text:list>
      <text:list xml:id="list8129997754800092816" text:style-name="L34">
        <text:list-item>
          <text:p text:style-name="P45">queste devo guardarle tutte</text:p>
          <text:p text:style-name="P29"/>
        </text:list-item>
      </text:list>
      <text:p text:style-name="P1">SCRAPER DEEP WEB 19/11</text:p>
      <text:p text:style-name="P4"/>
      <text:list xml:id="list4908905605206150829" text:style-name="L12">
        <text:list-item>
          <text:p text:style-name="P15"><text:a xlink:type="simple" xlink:href="https://scrapy.org/" text:style-name="Internet_20_link" text:visited-style-name="Visited_20_Internet_20_Link">https://scrapy.org</text:a></text:p>
        </text:list-item>
      </text:list>
      <text:list xml:id="list5515590994903832370" text:style-name="L35">
        <text:list-item>
          <text:p text:style-name="P64">Web spider consigliato dal prof santini, Alessio ha già fatto il suo perciò magari utile per la bibliografia</text:p>
        </text:list-item>
      </text:list>
      <text:p text:style-name="P3"/>
      <text:p text:style-name="P1">TRANSAZIONI 24/11</text:p>
      <text:p text:style-name="P4"/>
      <text:list xml:id="list5468940160966828513" text:style-name="L13">
        <text:list-item>
          <text:p text:style-name="P16"><text:a xlink:type="simple" xlink:href="http://bitcoin.stackexchange.com/questions/25767/why-is-it-possible-to-have-multiples-addresses-in-an-output-of-a-transaction" text:style-name="Internet_20_link" text:visited-style-name="Visited_20_Internet_20_Link">http://bitcoin.stackexchange.com/questions/25767/why-is-it-possible-to-have-multiples-addresses-in-an-output-of-a-transaction</text:a></text:p>
        </text:list-item>
      </text:list>
      <text:list xml:id="list1487986272874643720" text:style-name="L36">
        <text:list-item>
          <text:p text:style-name="P46">Utile per capire il campo addresses, c’è un esempio con 2 addresses ma provato sul software da dove prendiamo i dati ne restituisce uno alla volta, UTILE, DA VERIFICARE CON NODO PALUELLO</text:p>
        </text:list-item>
      </text:list>
      <text:list xml:id="list120455837170734" text:continue-list="list5468940160966828513" text:style-name="L13">
        <text:list-item>
          <text:p text:style-name="P16"><text:a xlink:type="simple" xlink:href="http://bitcoin.stackexchange.com/questions/3718/what-are-multi-signature-transactions" text:style-name="Internet_20_link" text:visited-style-name="Visited_20_Internet_20_Link">http://bitcoin.stackexchange.com/questions/3718/what-are-multi-signature-transactions</text:a></text:p>
          <text:p text:style-name="P16"/>
        </text:list-item>
        <text:list-item>
          <text:p text:style-name="P16">https://bitcoinmagazine.com/articles/multisig-future-bitcoin-1394686504</text:p>
        </text:list-item>
        <text:list-item>
          <text:p text:style-name="P16"><text:a xlink:type="simple" xlink:href="https://en.bitcoin.it/wiki/Multisignature" text:style-name="Internet_20_link" text:visited-style-name="Visited_20_Internet_20_Link">https://en.bitcoin.it/wiki/Multisignature</text:a></text:p>
        </text:list-item>
      </text:list>
      <text:list xml:id="list2599506564485073590" text:style-name="L37">
        <text:list-item>
          <text:p text:style-name="P24"><text:span text:style-name="T19">Tutti e due ne parlano, “</text:span><text:span text:style-name="T13">Multisignature (multisig) refers to requiring more than one key to authorize a Bitcoin </text:span><text:a xlink:type="simple" xlink:href="https://en.bitcoin.it/wiki/Transaction" text:style-name="Internet_20_link" text:visited-style-name="Visited_20_Internet_20_Link"><text:span text:style-name="T14">transaction</text:span></text:a><text:span text:style-name="T13">.” </text:span></text:p>
        </text:list-item>
      </text:list>
      <text:p text:style-name="P3"/>
      <text:p text:style-name="P1"/>
      <text:p text:style-name="P1"/>
      <text:p text:style-name="P1"/>
      <text:p text:style-name="P1"/>
      <text:p text:style-name="P1"/>
      <text:p text:style-name="P1"><text:soft-page-break/>GREEN ADDRESS 27/11</text:p>
      <text:p text:style-name="P4"/>
      <text:list xml:id="list4934082568056156200" text:style-name="L14">
        <text:list-item>
          <text:p text:style-name="P17"><text:a xlink:type="simple" xlink:href="https://en.bitcoin.it/wiki/Green_address" text:style-name="Internet_20_link" text:visited-style-name="Visited_20_Internet_20_Link">https://en.bitcoin.it/wiki/Green_address</text:a></text:p>
        </text:list-item>
      </text:list>
      <text:list xml:id="list2198904254712778162" text:style-name="L38">
        <text:list-item>
          <text:p text:style-name="P67"><text:span text:style-name="T16">Green addresses</text:span><text:span text:style-name="T13"> was a proposed use of special trusted ECDSA keypairs that to indicate the origin of funds to a recipient. Assuming the recipient trusts the operator of the keypair to not attempt a </text:span><text:a xlink:type="simple" xlink:href="https://en.bitcoin.it/wiki/Double-spending" text:style-name="Internet_20_link" text:visited-style-name="Visited_20_Internet_20_Link"><text:span text:style-name="T14">double spend</text:span></text:a><text:span text:style-name="T13">, the recipient may treat the funds as confirmed the moment they arrive. </text:span><text:span text:style-name="T16">This proposal is generally considered a bad idea and not advisable to implement.</text:span></text:p>
          <text:p text:style-name="P70">Queste righe riassumono cos’è, non utile.</text:p>
        </text:list-item>
      </text:list>
      <text:p text:style-name="P3"/>
      <text:p text:style-name="P1">VARIE 27/11</text:p>
      <text:p text:style-name="P4"/>
      <text:list xml:id="list7248285026342695795" text:style-name="L15">
        <text:list-item>
          <text:p text:style-name="P18"><text:a xlink:type="simple" xlink:href="http://bitzuma.com/posts/five-ways-to-lose-money-with-bitcoin-change-addresses/" text:style-name="Internet_20_link" text:visited-style-name="Visited_20_Internet_20_Link">http://bitzuma.com/posts/five-ways-to-lose-money-with-bitcoin-change-addresses/</text:a></text:p>
        </text:list-item>
      </text:list>
      <text:list xml:id="list6460807165462691906" text:style-name="L40">
        <text:list-item>
          <text:p text:style-name="P68"><text:span text:style-name="Strong_20_Emphasis"><text:span text:style-name="T17">Single-Address Wallets</text:span></text:span><text:span text:style-name="T17"> use a single address to receive both payments and change. Additional addresses may added when a receiving address is manually added, or a private key is imported. Examples include </text:span><text:a xlink:type="simple" xlink:href="https://blockchain.info/" office:target-frame-name="_blank" xlink:show="new" text:style-name="Internet_20_link" text:visited-style-name="Visited_20_Internet_20_Link"><text:span text:style-name="T15">Blockchain.info</text:span></text:a><text:span text:style-name="T17"> and</text:span><text:span text:style-name="T15"> </text:span><text:a xlink:type="simple" xlink:href="http://bitzuma.com/posts/a-complete-guide-to-the-multibit-bitcoin-wallet/" text:style-name="Internet_20_link" text:visited-style-name="Visited_20_Internet_20_Link">MultiBit</text:a><text:span text:style-name="T17">. </text:span></text:p>
        </text:list-item>
        <text:list-item text:style-override="L41">
          <text:p text:style-name="P71"><text:span text:style-name="Strong_20_Emphasis"><text:span text:style-name="T18">Random Address Pool Wallets</text:span></text:span><text:span text:style-name="T18"> use a fixed-size pool of randomly-generated addresses. Change is sent to the next available empty address, causing the creation of a new empty address to take its place. The best-known example is </text:span><text:a xlink:type="simple" xlink:href="https://bitcoin.org/en/download" office:target-frame-name="_blank" xlink:show="new" text:style-name="Internet_20_link" text:visited-style-name="Visited_20_Internet_20_Link">Bitcoin-Qt</text:a><text:span text:style-name="T18">. </text:span></text:p>
        </text:list-item>
        <text:list-item text:style-override="L41">
          <text:p text:style-name="P71"><text:span text:style-name="Strong_20_Emphasis"><text:span text:style-name="T18">Deterministic Address Pool Wallets</text:span></text:span><text:span text:style-name="T18"> contain a practically infinite pool of deterministically-generated addresses. A subset of this pool contains addresses reserved for receiving change. Examples include </text:span><text:a xlink:type="simple" xlink:href="http://bitzuma.com/posts/a-beginners-guide-to-the-electrum-bitcoin-wallet/" text:style-name="Internet_20_link" text:visited-style-name="Visited_20_Internet_20_Link">Electrum</text:a><text:span text:style-name="T18"> and </text:span><text:a xlink:type="simple" xlink:href="https://bitcoinarmory.com/" office:target-frame-name="_blank" xlink:show="new" text:style-name="Internet_20_link" text:visited-style-name="Visited_20_Internet_20_Link">Armory</text:a><text:span text:style-name="T18">. </text:span></text:p>
        </text:list-item>
        <text:list-item text:style-override="L41">
          <text:p text:style-name="P69"><text:span text:style-name="Strong_20_Emphasis"><text:span text:style-name="T18">Hybrid Wallets</text:span></text:span><text:span text:style-name="T18"> use multiple strategies, depending on context. MultiBit, </text:span><text:a xlink:type="simple" xlink:href="https://play.google.com/store/apps/details?id=com.mycelium.wallet" office:target-frame-name="_blank" xlink:show="new" text:style-name="Internet_20_link" text:visited-style-name="Visited_20_Internet_20_Link">Mycelium</text:a><text:span text:style-name="T18">, and Electrum are examples. </text:span></text:p>
          <text:p text:style-name="P47">Questa era la cosa utile di questo articolo, <text:span text:style-name="T20">tipi di wallet</text:span></text:p>
        </text:list-item>
      </text:list>
      <text:p text:style-name="P25"/>
      <text:p text:style-name="P25"/>
      <text:list xml:id="list120454659411659" text:continue-list="list7248285026342695795" text:style-name="L15">
        <text:list-item>
          <text:p text:style-name="P18"><text:soft-page-break/><text:a xlink:type="simple" xlink:href="https://bitcointalk.org/index.php?topic=279249.0" text:style-name="Internet_20_link" text:visited-style-name="Visited_20_Internet_20_Link">https://bitcointalk.org/index.php?topic=279249.0</text:a></text:p>
        </text:list-item>
      </text:list>
      <text:list xml:id="list2829687668234068796" text:style-name="L42">
        <text:list-item>
          <text:p text:style-name="P49">Questo articolo parla di coinjoin, il sistema che prende input da più utenti per preservare la privacy</text:p>
        </text:list-item>
      </text:list>
      <text:list xml:id="list120454831583655" text:continue-list="list120454659411659" text:style-name="L15">
        <text:list-item>
          <text:p text:style-name="P18"><text:a xlink:type="simple" xlink:href="https://medium.com/@octskyward/merge-avoidance-7f95a386692f#.flyfka8l0" text:style-name="Internet_20_link" text:visited-style-name="Visited_20_Internet_20_Link">https://medium.com/@octskyward/merge-avoidance-7f95a386692f#.flyfka8l0</text:a></text:p>
        </text:list-item>
      </text:list>
      <text:list xml:id="list2216237101211353278" text:style-name="L43">
        <text:list-item>
          <text:p text:style-name="P48">Anche questo parla di coinjoin</text:p>
        </text:list-item>
      </text:list>
      <text:list xml:id="list120454821715898" text:continue-list="list120454831583655" text:style-name="L15">
        <text:list-item>
          <text:p text:style-name="P18"><text:a xlink:type="simple" xlink:href="http://bitcoin.stackexchange.com/questions/20701/what-is-a-stealth-address" text:style-name="Internet_20_link" text:visited-style-name="Visited_20_Internet_20_Link">http://bitcoin.stackexchange.com/questions/20701/what-is-a-stealth-address</text:a></text:p>
        </text:list-item>
      </text:list>
      <text:list xml:id="list2193419063904387718" text:style-name="L44">
        <text:list-item>
          <text:p text:style-name="P66">With a stealth address, you ask payers to generate a unique address in such a way that you (using some additional data which is attached to the transaction) can deduce the corresponding private key. So although you publish a single "stealth address" on your website, the block chain sees all your incoming payments as going to separate addresses and has no way to correlate them. (Of course, any individual payer knows their payment went to you, and can trace how you spend it, but they don't learn anything about other people's payments to you.) </text:p>
        </text:list-item>
      </text:list>
      <text:list xml:id="list120455409710976" text:continue-list="list120454821715898" text:style-name="L15">
        <text:list-item>
          <text:p text:style-name="P18"><text:a xlink:type="simple" xlink:href="https://bitcoinmagazine.com/articles/is-bitcoin-anonymous-a-complete-beginner-s-guide-1447875283" text:style-name="Internet_20_link" text:visited-style-name="Visited_20_Internet_20_Link">https://bitcoinmagazine.com/articles/is-bitcoin-anonymous-a-complete-beginner-s-guide-1447875283</text:a></text:p>
        </text:list-item>
      </text:list>
      <text:list xml:id="list6808160082372018650" text:style-name="L53">
        <text:list-item>
          <text:p text:style-name="P50">Parla in generale della privacy nei bitcoin, come si clusterizzava con gli indirizzi di input e come hanno risolto questo problema con coinjoin</text:p>
        </text:list-item>
      </text:list>
      <text:list xml:id="list5826000508039026110" text:style-name="L16">
        <text:list-item>
          <text:p text:style-name="P19"><text:a xlink:type="simple" xlink:href="https://99bitcoins.com/know-more-top-seven-ways-your-identity-can-be-linked-to-your-bitcoin-address/" text:style-name="Internet_20_link" text:visited-style-name="Visited_20_Internet_20_Link">https://99bitcoins.com/know-more-top-seven-ways-your-identity-can-be-linked-to-your-bitcoin-address/</text:a></text:p>
        </text:list-item>
      </text:list>
      <text:list xml:id="list697645932974507427" text:style-name="L45">
        <text:list-item>
          <text:p text:style-name="P58">Parla dei modi consigliati per non far collegare un indirizzo bitcoin al proprio nome</text:p>
        </text:list-item>
      </text:list>
      <text:list xml:id="list120454977212675" text:continue-list="list5826000508039026110" text:style-name="L16">
        <text:list-item>
          <text:p text:style-name="P19"><text:a xlink:type="simple" xlink:href="http://anonymity-in-bitcoin.blogspot.it/2011/07/bitcoin-is-not-anonymous.html" text:style-name="Internet_20_link" text:visited-style-name="Visited_20_Internet_20_Link">http://anonymity-in-bitcoin.blogspot.it/2011/07/bitcoin-is-not-anonymous.html</text:a></text:p>
        </text:list-item>
      </text:list>
      <text:list xml:id="list3975167139689871613" text:style-name="L46">
        <text:list-item>
          <text:p text:style-name="P56">Lo devo ancora guardare</text:p>
        </text:list-item>
      </text:list>
      <text:p text:style-name="P3"/>
      <text:p text:style-name="P3"/>
      <text:p text:style-name="P1">SITO DOVE POTER SCRAPARE 27/11</text:p>
      <text:p text:style-name="P4"/>
      <text:list xml:id="list2220185100526864965" text:style-name="L17">
        <text:list-item>
          <text:p text:style-name="P20"><text:a xlink:type="simple" xlink:href="http://bitcoinfoundation.org/member/" text:style-name="Internet_20_link" text:visited-style-name="Visited_20_Internet_20_Link">http://bitcoinfoundation.org/member/</text:a></text:p>
        </text:list-item>
      </text:list>
      <text:list xml:id="list3602264047916279280" text:style-name="L47">
        <text:list-item>
          <text:p text:style-name="P55">non sono presenti indirizzi bitcoin all’interno di questo sito</text:p>
        </text:list-item>
      </text:list>
      <text:p text:style-name="P3"/>
      <text:p text:style-name="P1">ALTRA COSA 27/11</text:p>
      <text:p text:style-name="P4"/>
      <text:list xml:id="list2960129726237729943" text:style-name="L18">
        <text:list-item>
          <text:p text:style-name="P21"><text:a xlink:type="simple" xlink:href="https://en.bitcoin.it/wiki/Colored_Coins" text:style-name="Internet_20_link" text:visited-style-name="Visited_20_Internet_20_Link">https://en.bitcoin.it/wiki/Colored_Coins</text:a></text:p>
        </text:list-item>
      </text:list>
      <text:list xml:id="list8181923372828626202" text:style-name="L48">
        <text:list-item>
          <text:p text:style-name="P54">Da leggere</text:p>
        </text:list-item>
      </text:list>
      <text:list xml:id="list120455287098691" text:continue-list="list2960129726237729943" text:style-name="L18">
        <text:list-item>
          <text:p text:style-name="P21"><text:soft-page-break/><text:a xlink:type="simple" xlink:href="https://letstalkpayments.com/11-blockchain-api-providers-that-are-allowing-developers-to-build-next-generation-applications/" text:style-name="Internet_20_link" text:visited-style-name="Visited_20_Internet_20_Link">https://letstalkpayments.com/11-blockchain-api-providers-that-are-allowing-developers-to-build-next-generation-applications/</text:a></text:p>
        </text:list-item>
      </text:list>
      <text:list xml:id="list5804290197561336546" text:style-name="L49">
        <text:list-item>
          <text:p text:style-name="P52">Lista di api provider riguardanti i bitcoin, da vedere</text:p>
        </text:list-item>
      </text:list>
      <text:list xml:id="list120454942621587" text:continue-list="list120455287098691" text:style-name="L18">
        <text:list-item>
          <text:p text:style-name="P21">ARTICOLO SHAMIR: <text:a xlink:type="simple" xlink:href="http://dcg.ethz.ch/lectures/fs14/seminar/paper/Christian/22.pdf" text:style-name="Internet_20_link" text:visited-style-name="Visited_20_Internet_20_Link">http://dcg.ethz.ch/lectures/fs14/seminar/paper/Christian/22.pdf</text:a></text:p>
        </text:list-item>
      </text:list>
      <text:list xml:id="list5217925880744127630" text:style-name="L51">
        <text:list-item>
          <text:p text:style-name="P53">Da guardare</text:p>
        </text:list-item>
      </text:list>
      <text:list xml:id="list120454689899926" text:continue-list="list120454942621587" text:style-name="L18">
        <text:list-item>
          <text:p text:style-name="P21"><text:a xlink:type="simple" xlink:href="https://curiosity-driven.org/low-level-bitcoin" text:style-name="Internet_20_link" text:visited-style-name="Visited_20_Internet_20_Link">https://curiosity-driven.org/low-level-bitcoin</text:a></text:p>
        </text:list-item>
      </text:list>
      <text:list xml:id="list723343874851346645" text:style-name="L50">
        <text:list-item>
          <text:p text:style-name="P51">Parla del parser della blockchain, già fatto</text:p>
          <text:p text:style-name="P30"/>
        </text:list-item>
      </text:list>
      <text:p text:style-name="P5">questi citano il papero di shamir</text:p>
      <text:p text:style-name="P5">aggiungete il prec e queati alla bibliografia</text:p>
      <text:p text:style-name="P5">guardate se riuscite a scaricarli</text:p>
      <text:p text:style-name="P4"/>
      <text:p text:style-name="P4"/>
      <text:list xml:id="list2434819675063382888" text:style-name="L19">
        <text:list-item>
          <text:p text:style-name="P22">https://www.scopus.com/record/display.uri?origin=citedby&amp;eid=2-s2.0-84991773817&amp;citeCnt=13&amp;noHighlight=false&amp;sort=plf-f&amp;src=s&amp;st1=Quantitative+Analysis+of+the+Full+Bitcoin+Transaction+Graph&amp;st2=&amp;sid=6DCC18E60C1DED74AEF3FFCF99B3AE0C.wsnAw8kcdt7IPYLO0V48gA%3a170&amp;sot=b&amp;sdt=b&amp;sl=74&amp;s=TITLE-ABS-KEY%28Quantitative+Analysis+of+the+Full+Bitcoin+Transaction+Graph%29&amp;relpos=0</text:p>
        </text:list-item>
        <text:list-item>
          <text:p text:style-name="P22">https://www.scopus.com/record/display.uri?origin=citedby&amp;eid=2-s2.0-84962106697&amp;citeCnt=13&amp;noHighlight=false&amp;sort=plf-f&amp;src=s&amp;st1=Quantitative+Analysis+of+the+Full+Bitcoin+Transaction+Graph&amp;st2=&amp;sid=6DCC18E60C1DED74AEF3FFCF99B3AE0C.wsnAw8kcdt7IPYLO0V48gA%3a170&amp;sot=b&amp;sdt=b&amp;sl=74&amp;s=TITLE-ABS-KEY%28Quantitative+Analysis+of+the+Full+Bitcoin+Transaction+Graph%29&amp;relpos=2</text:p>
        </text:list-item>
        <text:list-item>
          <text:p text:style-name="P22">https://www.scopus.com/record/display.uri?origin=citedby&amp;eid=2-s2.0-84991773817&amp;citeCnt=13&amp;noHighlight=false&amp;sort=plf-f&amp;src=s&amp;st1=Quantitative+Analysis+of+the+Full+Bitcoin+Transaction+Graph&amp;st2=&amp;sid=6DCC18E60C1DED74AEF3FFCF99B3AE0C.wsnAw8kcdt7IPYLO0V48gA%3a170&amp;sot=b&amp;sdt=b&amp;sl=74&amp;s=TITLE-ABS-KEY%28Quantitative+Analysis+of+the+Full+Bitcoin+Transaction+Graph%29&amp;relpos=0</text:p>
        </text:list-item>
        <text:list-item>
          <text:p text:style-name="P22"><text:soft-page-break/><text:a xlink:type="simple" xlink:href="https://www.scopus.com/record/display.uri?eid=2-s2.0-84961321922&amp;origin=resultslist&amp;sort=plf-f&amp;cite=2-s2.0-84883268487&amp;src=s&amp;imp=t&amp;sid=6DCC18E60C1DED74AEF3FFCF99B3AE0C.wsnAw8kcdt7IPYLO0V48gA%3A330&amp;sot=cite&amp;sdt=a&amp;sl=0&amp;relpos=8&amp;citeCnt=0&amp;searchTerm" text:style-name="Internet_20_link" text:visited-style-name="Visited_20_Internet_20_Link">https://www.scopus.com/record/display.uri?eid=2-s2.0-84961321922&amp;origin=resultslist&amp;sort=plf-f&amp;cite=2-s2.0-84883268487&amp;src=s&amp;imp=t&amp;sid=6DCC18E60C1DED74AEF3FFCF99B3AE0C.wsnAw8kcdt7IPYLO0V48gA%3a330&amp;sot=cite&amp;sdt=a&amp;sl=0&amp;relpos=8&amp;citeCnt=0&amp;searchTerm</text:a>=</text:p>
        </text:list-item>
      </text:list>
      <text:list xml:id="list8468091645930344957" text:style-name="L52">
        <text:list-item>
          <text:p text:style-name="P57">Tutti da guard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7:19:37.300000000</meta:creation-date>
    <dc:date>2016-11-29T12:04:28.525000000</dc:date>
    <meta:editing-duration>PT37M17S</meta:editing-duration>
    <meta:editing-cycles>6</meta:editing-cycles>
    <meta:generator>LibreOffice/5.1.3.2$Windows_x86 LibreOffice_project/644e4637d1d8544fd9f56425bd6cec110e49301b</meta:generator>
    <meta:document-statistic meta:table-count="0" meta:image-count="0" meta:object-count="0" meta:page-count="8" meta:paragraph-count="109" meta:word-count="922" meta:character-count="9027" meta:non-whitespace-character-count="8290"/>
  </office:meta>
</office:document-meta>
</file>